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e3ddb" officeooo:paragraph-rsid="001e3ddb"/>
    </style:style>
    <style:style style:name="P2" style:family="paragraph" style:parent-style-name="Standard">
      <style:text-properties fo:font-size="14pt" fo:font-weight="bold" officeooo:rsid="001e3ddb" officeooo:paragraph-rsid="001e3ddb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officeooo:rsid="001e3ddb" officeooo:paragraph-rsid="001e3ddb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Introdução</text:p>
      <text:p text:style-name="P3"/>
      <text:p text:style-name="P3">Qual é o tema do texto? (contexto)</text:p>
      <text:p text:style-name="P3"/>
      <text:p text:style-name="P3">Quais as informações relevantes sobre esse tema? (contexto)</text:p>
      <text:p text:style-name="P3">Por que esse tema é importante? (contexto)</text:p>
      <text:p text:style-name="P3">Qual é o problema detectado sobre o tema? (problemática)</text:p>
      <text:p text:style-name="P3">Por que isto é um problema? (problemática)</text:p>
      <text:p text:style-name="P3">O que você propõe para resolver o problema? (objetivo)</text:p>
      <text:p text:style-name="P3">Por que sua proposta é importante? (justificativa)</text:p>
      <text:p text:style-name="P3">Qual será a estrutura de apresentação das informações? (estrutura do texto)</text:p>
      <text:p text:style-name="P3"/>
      <text:p text:style-name="P3">Como as métricas foram definidas? (mensuração)</text:p>
      <text:p text:style-name="P3">Quem é a população de interesse e amostra dos dados? (design)</text:p>
      <text:p text:style-name="P3">Onde e como os dados foram acessados? (design)</text:p>
      <text:p text:style-name="P3">Como os dados foram analisados? (análise)</text:p>
      <text:p text:style-name="P2"/>
      <text:p text:style-name="P2">Metodologia</text:p>
      <text:p text:style-name="P2"/>
      <text:p text:style-name="P2">Resultados</text:p>
      <text:p text:style-name="P2"/>
      <text:p text:style-name="P2">Conclusão</text:p>
      <text:p text:style-name="P2"/>
      <text:p text:style-name="P2">Limitações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21:35:23.575405333</meta:creation-date>
    <dc:date>2024-09-25T21:48:14.280409191</dc:date>
    <meta:editing-duration>PT12M51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17" meta:word-count="101" meta:character-count="656" meta:non-whitespace-character-count="572"/>
  </office:meta>
</office:document-meta>
</file>